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draw:auto-grow-height="true" fo:min-height="2.5cm"/>
      <style:paragraph-properties style:writing-mode="lr-tb"/>
    </style:style>
    <style:style style:name="pr5" style:family="presentation" style:parent-style-name="BrightBlue-outline1">
      <style:graphic-properties fo:min-height="9.501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pr7" style:family="presentation" style:parent-style-name="BrightBlue-title">
      <style:graphic-properties fo:min-height="2.5cm"/>
      <style:paragraph-properties style:writing-mode="lr-tb"/>
    </style:style>
    <style:style style:name="pr8" style:family="presentation" style:parent-style-name="BrightBlue-subtitle">
      <style:graphic-properties draw:fill-color="#ffffff" fo:min-height="11.59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Introduction to Arduino</text:p>
          </draw:text-box>
        </draw:frame>
        <draw:frame presentation:style-name="pr2" draw:text-style-name="P2" draw:layer="layout" svg:width="25cm" svg:height="9.5cm" svg:x="1.5cm" svg:y="4cm" presentation:class="subtitle">
          <draw:text-box>
            <text:p>Victoria Wolter</text:p>
            <text:p>All Hands Activ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5cm" svg:x="1.4cm" svg:y="0.75cm" presentation:class="title">
          <draw:text-box>
            <text:p>What is Arduino?</text:p>
          </draw:text-box>
        </draw:frame>
        <draw:frame presentation:style-name="pr5" draw:text-style-name="P1" draw:layer="layout" svg:width="25cm" svg:height="9.5cm" svg:x="1.5cm" svg:y="4cm" presentation:class="outline">
          <draw:text-box>
            <text:list text:style-name="L2">
              <text:list-item>
                <text:p>An Open-Source embedded systems platform</text:p>
              </text:list-item>
              <text:list-item>
                <text:p>Originated in Italy</text:p>
              </text:list-item>
              <text:list-item>
                <text:p>Easy to us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7" draw:text-style-name="P1" draw:layer="layout" svg:width="19.5cm" svg:height="2.5cm" svg:x="1.4cm" svg:y="0.75cm" presentation:class="title">
          <draw:text-box>
            <text:p>Setup</text:p>
          </draw:text-box>
        </draw:frame>
        <draw:frame presentation:style-name="pr5" draw:text-style-name="P1" draw:layer="layout" svg:width="25cm" svg:height="9.5cm" svg:x="1.5cm" svg:y="4cm" presentation:class="outline">
          <draw:text-box>
            <text:list text:style-name="L2">
              <text:list-item>
                <text:p>Install the Arduino IDE</text:p>
              </text:list-item>
              <text:list-item>
                <text:p>Select correct board and serial port</text:p>
                <text:list>
                  <text:list-item>
                    <text:p>https://www.arduino.cc/en/Guide</text:p>
                  </text:list-item>
                </text:list>
              </text:list-item>
              <text:list-item>
                <text:p>Upload blink program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7" draw:text-style-name="P1" draw:layer="layout" svg:width="19.5cm" svg:height="2.5cm" svg:x="1.4cm" svg:y="0.75cm" presentation:class="title">
          <draw:text-box>
            <text:p>Create our own program</text:p>
          </draw:text-box>
        </draw:frame>
        <draw:frame presentation:style-name="pr5" draw:text-style-name="P1" draw:layer="layout" svg:width="25cm" svg:height="9.5cm" svg:x="1.5cm" svg:y="4cm" presentation:class="outline">
          <draw:text-box>
            <text:list text:style-name="L2">
              <text:list-item>
                <text:p>Connect a potentiometer to the Arduino’s VCC, GND, and A0 (analog 0)</text:p>
              </text:list-item>
              <text:list-item>
                <text:p>Run this <text:a xlink:href="https://github.com/daemoneye/arduino-course/blob/master/potentiometer.ino" xlink:type="simple">code</text:a><text:s/>and see what happens.</text:p>
              </text:list-item>
              <text:list-item>
                <text:p>How would we add a pushbutton to the code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32">
        <office:forms form:automatic-focus="false" form:apply-design-mode="false"/>
        <draw:frame presentation:style-name="pr8" draw:text-style-name="P3" draw:layer="layout" svg:width="19.5cm" svg:height="11.592cm" svg:x="1.4cm" svg:y="0.75cm" presentation:class="subtitle">
          <draw:text-box>
            <text:p>Questions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The End!</text:p>
          </draw:text-box>
        </draw:frame>
        <draw:frame presentation:style-name="pr5" draw:layer="layout" svg:width="25cm" svg:height="9.5cm" svg:x="1.5cm" svg:y="4cm" presentation:class="outline">
          <draw:text-box>
            <text:list text:style-name="L2">
              <text:list-item>
                <text:p>Donations to All Hands Active are greatly appreciated.</text:p>
              </text:list-item>
              <text:list-item>
                <text:p>Arduino kits can be found on Amaz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dee6ef" draw:marker-start-width="0.29cm" draw:marker-start-center="false" draw:marker-end-width="0.29cm" draw:marker-end-center="false" draw:fill="solid" draw:fill-color="#3465a4" draw:textarea-horizontal-align="justify" draw:auto-grow-height="false" fo:padding-top="0.125cm" fo:padding-bottom="0.125cm" fo:padding-left="0.25cm" fo:padding-right="0.25cm" fo:wrap-option="wrap" draw:shadow="visible" draw:shadow-offset-x="0.07cm" draw:shadow-offset-y="0.07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dee6ef" draw:fill="none" draw:shadow="visib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</style:style>
    <style:style style:name="BrightBlue-outline6" style:family="presentation" style:parent-style-name="BrightBlue-outline5"/>
    <style:style style:name="BrightBlue-outline7" style:family="presentation" style:parent-style-name="BrightBlue-outline6"/>
    <style:style style:name="BrightBlue-outline8" style:family="presentation" style:parent-style-name="BrightBlue-outline7"/>
    <style:style style:name="BrightBlue-outline9" style:family="presentation" style:parent-style-name="BrightBlue-outline8"/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2">
      <style:graphic-properties draw:textarea-vertical-align="middle" fo:min-height="3.25cm" fo:min-width="21.5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presentation:style-name="BrightBlue-outline1" draw:layer="backgroundobjects" svg:width="25cm" svg:height="9.5cm" svg:x="1.5cm" svg:y="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04T08:41:55.853442728</meta:creation-date>
    <meta:editing-duration>PT39M58S</meta:editing-duration>
    <meta:editing-cycles>7</meta:editing-cycles>
    <meta:generator>LibreOffice/7.0.4.2$Linux_X86_64 LibreOffice_project/00$Build-2</meta:generator>
    <dc:title>Bright Blue</dc:title>
    <dc:date>2021-06-04T14:29:19.453745435</dc:date>
    <meta:document-statistic meta:object-count="45"/>
  </office:meta>
</office:document-meta>
</file>